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5ee122"/>
    </style:style>
    <style:style style:name="P60" style:family="paragraph" style:parent-style-name="Standard">
      <style:text-properties officeooo:paragraph-rsid="106fd28d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10d55cfb"/>
    </style:style>
    <style:style style:name="P63" style:family="paragraph" style:parent-style-name="Standard">
      <style:text-properties officeooo:paragraph-rsid="10d83c41"/>
    </style:style>
    <style:style style:name="P64" style:family="paragraph" style:parent-style-name="Standard">
      <style:text-properties officeooo:paragraph-rsid="10db5b0b"/>
    </style:style>
    <style:style style:name="P65" style:family="paragraph" style:parent-style-name="Standard">
      <style:text-properties officeooo:paragraph-rsid="10de8c2b"/>
    </style:style>
    <style:style style:name="P66" style:family="paragraph" style:parent-style-name="Standard">
      <style:text-properties officeooo:paragraph-rsid="10e76724"/>
    </style:style>
    <style:style style:name="P67" style:family="paragraph" style:parent-style-name="Standard">
      <style:text-properties officeooo:rsid="104324ed" officeooo:paragraph-rsid="10e76724"/>
    </style:style>
    <style:style style:name="P68" style:family="paragraph" style:parent-style-name="Standard">
      <style:text-properties officeooo:rsid="104ba919" officeooo:paragraph-rsid="10e76724"/>
    </style:style>
    <style:style style:name="P69" style:family="paragraph" style:parent-style-name="Standard">
      <style:text-properties officeooo:rsid="104d5027" officeooo:paragraph-rsid="10e76724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text-properties officeooo:paragraph-rsid="10ed3433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f446fe"/>
    </style:style>
    <style:style style:name="P74" style:family="paragraph" style:parent-style-name="Footnote">
      <style:text-properties officeooo:paragraph-rsid="10faee61" fo:background-color="transparent"/>
    </style:style>
    <style:style style:name="P75" style:family="paragraph" style:parent-style-name="Standard">
      <style:text-properties officeooo:paragraph-rsid="10fe5ee7"/>
    </style:style>
    <style:style style:name="P76" style:family="paragraph" style:parent-style-name="Standard">
      <style:text-properties officeooo:paragraph-rsid="0c819a59"/>
    </style:style>
    <style:style style:name="P77" style:family="paragraph" style:parent-style-name="Standard">
      <style:text-properties officeooo:paragraph-rsid="0e8aa5aa"/>
    </style:style>
    <style:style style:name="P78" style:family="paragraph" style:parent-style-name="Standard">
      <style:text-properties officeooo:paragraph-rsid="10ff453c"/>
    </style:style>
    <style:style style:name="P79" style:family="paragraph" style:parent-style-name="Standard">
      <style:text-properties officeooo:paragraph-rsid="0cb27039"/>
    </style:style>
    <style:style style:name="P80" style:family="paragraph" style:parent-style-name="Standard">
      <style:text-properties officeooo:paragraph-rsid="0a0f8417"/>
    </style:style>
    <style:style style:name="P81" style:family="paragraph" style:parent-style-name="Footnote">
      <style:text-properties officeooo:paragraph-rsid="11083f0c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10a8517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2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officeooo:rsid="10f446f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f446f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 style:language-complex="nl" style:country-complex="NL"/>
    </style:style>
    <style:style style:name="T17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size-complex="12pt"/>
    </style:style>
    <style:style style:name="T175" style:family="text">
      <style:text-properties fo:font-size="10pt" style:font-size-asian="10pt" style:font-size-complex="10pt"/>
    </style:style>
    <style:style style:name="T1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9" style:family="text">
      <style:text-properties fo:language="en" fo:country="GB"/>
    </style:style>
    <style:style style:name="T180" style:family="text">
      <style:text-properties fo:language="en" fo:country="GB" fo:font-weight="bold" style:font-weight-asian="bold" style:font-weight-complex="bold"/>
    </style:style>
    <style:style style:name="T181" style:family="text">
      <style:text-properties fo:language="en" fo:country="GB" fo:font-weight="bold" officeooo:rsid="104d5027" style:font-weight-asian="bold" style:font-weight-complex="bold"/>
    </style:style>
    <style:style style:name="T182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3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4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6" style:family="text">
      <style:text-properties officeooo:rsid="103c421a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officeooo:rsid="1061b5b8"/>
    </style:style>
    <style:style style:name="T189" style:family="text">
      <style:text-properties officeooo:rsid="1069ed98"/>
    </style:style>
    <style:style style:name="T190" style:family="text">
      <style:text-properties officeooo:rsid="106d22f6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2">Checklist for installing </text:span><text:span text:style-name="T132"><text:user-field-get text:name="Distro">Debian</text:user-field-get></text:span><text:span text:style-name="T133"><text:s/></text:span><text:span text:style-name="T133"><text:user-field-get text:name="Version">12</text:user-field-get></text:span><text:span text:style-name="T134"><text:note text:id="ftn1" text:note-class="footnote"><text:note-citation>1</text:note-citation><text:note-body><text:p text:style-name="P8"><text:span text:style-name="T199">This </text:span><text:span text:style-name="T205"><text:user-field-get text:name="Distro">Debian</text:user-field-get></text:span><text:span text:style-name="T200"><text:s/></text:span><text:span text:style-name="T204"><text:user-field-get text:name="Version">12</text:user-field-get></text:span><text:span text:style-name="T204"><text:s/>Server</text:span><text:span text:style-name="T199"> from </text:span><text:span text:style-name="T201">June </text:span><text:span text:style-name="T203">11</text:span><text:span text:style-name="T210">th</text:span><text:span text:style-name="T203">,</text:span><text:span text:style-name="T199"> </text:span><text:span text:style-name="T209"><text:user-field-get text:name="Releaseyear">2023</text:user-field-get></text:span><text:span text:style-name="T199"><text:s/>is supported for 5 years until </text:span><text:span text:style-name="T202">June</text:span><text:span text:style-name="T199"> </text:span><text:span text:style-name="T203">30</text:span><text:span text:style-name="T210">th</text:span><text:span text:style-name="T203">, </text:span><text:span text:style-name="T128">202</text:span><text:span text:style-name="T130">8</text:span><text:span text:style-name="T129">.</text:span></text:p></text:note-body></text:note></text:span><text:span text:style-name="T135"><text:s/></text:span><text:span text:style-name="T137">Server</text:span><text:span text:style-name="T136">.</text:span></text:p>
      <text:p text:style-name="P30"><text:span text:style-name="Strong_20_Emphasis"><text:span text:style-name="T69"/></text:span></text:p>
      <text:p text:style-name="P37"><text:span text:style-name="Strong_20_Emphasis"><text:span text:style-name="T104"/></text:span></text:p>
      <text:p text:style-name="P72">Fill in the text box after &lt;...&gt;</text:p>
      <text:p text:style-name="P41"><text:span text:style-name="T182">&lt;user&gt;</text:span><text:span text:style-name="T157"><text:tab/><text:tab/></text:span><text:span text:style-name="T165"> <text:tab/><text:tab/><text:tab/> </text:span><text:span text:style-name="T158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8"><text:tab/></text:span><text:span text:style-name="T162">e.g.</text:span><text:span text:style-name="T166"> </text:span><text:span text:style-name="T172">J</text:span><text:span text:style-name="T173">oh</text:span><text:span text:style-name="T172">n </text:span><text:span text:style-name="T174">Doe</text:span></text:p>
      <text:p text:style-name="P75"><text:span text:style-name="T13">&lt;</text:span><text:span text:style-name="T169">user</text:span><text:span text:style-name="T170">n</text:span><text:span text:style-name="T14">a</text:span><text:span text:style-name="T15">me&gt;</text:span><text:span text:style-name="T167"><text:tab/><text:tab/><text:tab/> </text:span><text:span text:style-name="T167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7"><text:tab/></text:span><text:span text:style-name="T168">e.g.</text:span><text:span text:style-name="T6"> </text:span><text:span text:style-name="T122">j</text:span><text:span text:style-name="T123">oh</text:span><text:span text:style-name="T122">n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71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6"> </text:span><text:span text:style-name="T155">sv</text:span><text:span text:style-name="T156">02</text:span></text:p>
      <text:p text:style-name="P42"><text:span text:style-name="T182">&lt;user</text:span><text:span text:style-name="T143">&gt;</text:span><text:span text:style-name="T150"><text:tab/><text:tab/></text:span><text:span text:style-name="T165"> <text:tab/><text:tab/><text:tab/> </text:span><text:span text:style-name="T158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8"><text:tab/></text:span><text:span text:style-name="T163">i.e.</text:span><text:span text:style-name="T159"> </text:span><text:span text:style-name="T160">additional </text:span><text:span text:style-name="T161">user</text:span><text:span text:style-name="T164">s</text:span></text:p>
      <text:p text:style-name="P75"><text:span text:style-name="T182">&lt;</text:span><text:span text:style-name="T151">user</text:span><text:span text:style-name="T152">n</text:span><text:span text:style-name="T144">a</text:span><text:span text:style-name="T145">me&gt;</text:span><text:span text:style-name="T143"><text:tab/><text:tab/><text:tab/> </text:span><text:span text:style-name="T167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7"><text:tab/></text:span><text:span text:style-name="T154">i.e.</text:span><text:span text:style-name="T153"> </text:span><text:span text:style-name="T147">additional </text:span><text:span text:style-name="T148">user</text:span><text:span text:style-name="T149">s</text:span></text:p>
      <text:p text:style-name="P73"><text:span text:style-name="T206">r</text:span><text:span text:style-name="T207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8">Not yet on Linux?</text:span></text:span><text:span text:style-name="T115"><text:tab/></text:span><text:span text:style-name="T120">Use</text:span><text:span text:style-name="T116"> </text:span><text:span text:style-name="Strong_20_Emphasis"><text:span text:style-name="T124">Checklist </text:span></text:span><text:span text:style-name="Strong_20_Emphasis"><text:span text:style-name="T125">transfer</text:span></text:span><text:span text:style-name="T116"> o</text:span><text:span text:style-name="T117">n</text:span><text:span text:style-name="T116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19">.</text:span></text:p>
      <text:p text:style-name="P40"><text:span text:style-name="Strong_20_Emphasis"><text:span text:style-name="T88">New installation?</text:span></text:span><text:span text:style-name="T30"><text:tab/><text:tab/></text:span><text:span text:style-name="T48">Start at chapter </text:span><text:span text:style-name="Strong_20_Emphasis"><text:span text:style-name="T89"><text:bookmark-ref text:reference-format="page" text:ref-name="__RefNumPara__4009_12717081281">2</text:bookmark-ref></text:span></text:span><text:span text:style-name="Strong_20_Emphasis"><text:span text:style-name="T89"><text:s text:c="2"/></text:span></text:span><text:span text:style-name="Strong_20_Emphasis"><text:span text:style-name="T89"><text:bookmark-ref text:reference-format="text" text:ref-name="__RefNumPara__4009_12717081281">Perform installation</text:bookmark-ref></text:span></text:span><text:span text:style-name="T31">.</text:span></text:p>
      <text:p text:style-name="P31"/>
      <text:p text:style-name="P38"><text:span text:style-name="Strong_20_Emphasis"><text:span text:style-name="T28"/></text:span></text:p>
      <text:list text:style-name="L1">
        <text:list-item>
          <text:p text:style-name="P84"><text:bookmark-start text:name="__RefNumPara__4083_1271708128"/>Prepar<text:span text:style-name="T188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3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70"><text:span text:style-name="T32">Log in as </text:span><text:span text:style-name="T183">&lt;user&gt;</text:span><text:span text:style-name="T9"><text:note text:id="ftn2" text:note-class="footnote"><text:note-citation>2</text:note-citation><text:note-body><text:p text:style-name="P27"><text:span text:style-name="T76">Login any additional </text:span><text:span text:style-name="T77">users</text:span><text:span text:style-name="T79"> </text:span><text:span text:style-name="T76">and follow the same steps.</text:span></text:p></text:note-body></text:note></text:span><text:span text:style-name="T33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3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4"/></text:span></text:p>
          </table:table-cell>
          <table:table-cell table:style-name="_31_._5f_Installatie_5f_voorbereiden.D3" office:value-type="string">
            <text:p text:style-name="P63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4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7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5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62"><text:span text:style-name="T36">Type: </text:span><text:span text:style-name="User_20_Entry"><text:span text:style-name="T8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4"/></text:span></text:p>
          </table:table-cell>
          <table:table-cell table:style-name="_31_._5f_Installatie_5f_voorbereiden.D7" office:value-type="string">
            <text:p text:style-name="P60"><text:span text:style-name="T40">Choose</text:span><text:span text:style-name="T37"> </text:span><text:span text:style-name="Strong_20_Emphasis"><text:span text:style-name="T90">1</text:span></text:span><text:span text:style-name="T37"> Prepar</text:span><text:span text:style-name="T42">e</text:span><text:span text:style-name="T37"> installation</text:span><text:span text:style-name="T39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1">Perform installation</text:span></text:span><text:bookmark-end text:name="__RefNumPara__4009_12717081281"/></text:p>
        </text:list-item>
      </text:list>
      <text:p text:style-name="P47"><text:span text:style-name="Strong_20_Emphasis"><text:span text:style-name="T12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6">Boot the computer from</text:span><text:span text:style-name="T127"><text:note text:id="ftn3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 </text:span><text:span text:style-name="T100">Esc</text:span><text:span text:style-name="T82">, </text:span><text:span text:style-name="T100">Delete</text:span><text:span text:style-name="T82">, </text:span><text:span text:style-name="T100">F1</text:span><text:span text:style-name="T82">, </text:span><text:span text:style-name="T100">F2</text:span><text:span text:style-name="T82">, </text:span><text:span text:style-name="T100">F9</text:span><text:span text:style-name="T82">, </text:span><text:span text:style-name="T100">F10</text:span><text:span text:style-name="T82">, </text:span><text:span text:style-name="T100">F11</text:span><text:span text:style-name="T82">, or </text:span><text:span text:style-name="T100">F12</text:span></text:p></text:note-body></text:note></text:span><text:span text:style-name="T126"> an </text:span><text:span text:style-name="T106"><text:user-field-get text:name="Distro">Debian</text:user-field-get></text:span><text:span text:style-name="T107"><text:s/></text:span><text:span text:style-name="T107"><text:user-field-get text:name="Version">12</text:user-field-get></text:span><text:span text:style-name="T108"><text:s/></text:span><text:span text:style-name="T114">Server</text:span><text:span text:style-name="T110"> </text:span><text:span text:style-name="T112">Live</text:span><text:span text:style-name="T68"><text:note text:id="ftn4" text:note-class="footnote"><text:note-citation>2</text:note-citation><text:note-body><text:p text:style-name="P3"><text:span text:style-name="T175">From a Live USB stick you can boot and work with </text:span><text:span text:style-name="T131"><text:user-field-get text:name="Distro">Debian</text:user-field-get></text:span><text:span text:style-name="T131"><text:s/></text:span><text:span text:style-name="T175">without modifying any files on the hard drive and also allows installation of </text:span><text:span text:style-name="T131"><text:user-field-get text:name="Distro">Debian</text:user-field-get></text:span><text:span text:style-name="T131">.</text:span></text:p></text:note-body></text:note></text:span><text:span text:style-name="T65"> USB stick</text:span><text:span text:style-name="T66"><text:note text:id="ftn5" text:note-class="footnote"><text:note-citation>3</text:note-citation><text:note-body><text:p text:style-name="P81"><text:span text:style-name="T72">Create a bootable USB stick:<text:line-break/>Download a </text:span><text:span text:style-name="Sterk_20_accent_20_voetnoot"><text:span text:style-name="T93">debian-live-</text:span></text:span><text:span text:style-name="Sterk_20_accent_20_voetnoot"><text:span text:style-name="T93"><text:user-field-get text:name="Version">12</text:user-field-get></text:span></text:span><text:span text:style-name="Sterk_20_accent_20_voetnoot"><text:span text:style-name="T93">.</text:span></text:span><text:span text:style-name="Sterk_20_accent_20_voetnoot"><text:span text:style-name="T94">.</text:span></text:span><text:span text:style-name="Sterk_20_accent_20_voetnoot"><text:span text:style-name="T93">.</text:span></text:span><text:span text:style-name="Sterk_20_accent_20_voetnoot"><text:span text:style-name="T95">-</text:span></text:span><text:span text:style-name="Sterk_20_accent_20_voetnoot"><text:span text:style-name="T93">amd64-</text:span></text:span><text:span text:style-name="Sterk_20_accent_20_voetnoot"><text:span text:style-name="T96">standard</text:span></text:span><text:span text:style-name="Sterk_20_accent_20_voetnoot"><text:span text:style-name="T97">.iso</text:span></text:span><text:span text:style-name="T72"> image from</text:span><text:span text:style-name="T71"> </text:span><text:a xlink:type="simple" xlink:href="https://www.debian.org/" text:style-name="Internet_20_link" text:visited-style-name="Visited_20_Internet_20_Link"><text:span text:style-name="T176">debian.org</text:span></text:a><text:span text:style-name="T71"> </text:span><text:span text:style-name="T75">and </text:span><text:span text:style-name="Sterk_20_accent_20_voetnoot"><text:span text:style-name="T92">Other downloads</text:span></text:span><text:span text:style-name="T73"> <text:line-break/>(under Download) </text:span><text:span text:style-name="T75">and</text:span><text:span text:style-name="T73"> </text:span><text:span text:style-name="Strong_20_Emphasis"><text:span text:style-name="T78">Other live ISO</text:span></text:span><text:span text:style-name="T73"> (under try </text:span><text:span text:style-name="T73"><text:user-field-get text:name="Distro">Debian</text:user-field-get></text:span><text:span text:style-name="T73"><text:s/>live before installing)</text:span><text:span text:style-name="T70">.</text:span><text:span text:style-name="Strong_20_Emphasis"><text:span text:style-name="T72"><text:line-break/></text:span></text:span><text:span text:style-name="T74">The next steps are described in </text:span><text:span text:style-name="Sterk_20_accent_20_voetnoot"><text:span text:style-name="T98">Linux informati</text:span></text:span><text:span text:style-name="Sterk_20_accent_20_voetnoot"><text:span text:style-name="T99">on</text:span></text:span><text:span text:style-name="T74">, which can be found at </text:span><text:a xlink:type="simple" xlink:href="https://karelzimmer.nl/en" text:style-name="Internet_20_link" text:visited-style-name="Visited_20_Internet_20_Link"><text:span text:style-name="T177">karelzimmer.nl/en</text:span></text:a><text:span text:style-name="T74">.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1">Sele</text:span><text:span text:style-name="T22">ct</text:span><text:span text:style-name="T19"> </text:span><text:span text:style-name="Strong_20_Emphasis"><text:span text:style-name="T26">Start installer</text:span></text:span><text:span text:style-name="T18"> </text:span><text:span text:style-name="T20">and press </text:span><text:span text:style-name="T23">the</text:span><text:span text:style-name="T24"> </text:span><text:span text:style-name="T105">Enter</text:span><text:span text:style-name="T2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8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6">At</text:span><text:span text:style-name="T45"> </text:span><text:span text:style-name="Strong_20_Emphasis"><text:span text:style-name="T56">Select your location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86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86"> </text:span><text:span text:style-name="T211">and click </text:span><text:span text:style-name="Strong_20_Emphasis"><text:span text:style-name="T211">Continue</text:span>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3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7">At</text:span><text:span text:style-name="T45"> </text:span><text:span text:style-name="Strong_20_Emphasis"><text:span text:style-name="T57">Configure the network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Strong_20_Emphasis"><text:span text:style-name="T51">E</text:span></text:span><text:span text:style-name="Strong_20_Emphasis"><text:span text:style-name="T44">nter </text:span></text:span><text:span text:style-name="Strong_20_Emphasis"><text:span text:style-name="T63">Hostname</text:span></text:span><text:span text:style-name="T5"> &lt;</text:span><text:span text:style-name="T12">comp</text:span><text:span text:style-name="T10">uter</text:span><text:span text:style-name="T11">na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3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90">At</text:span><text:span text:style-name="T189"> </text:span><text:span text:style-name="T187">Set up users and passwords</text:span><text:span text:style-name="T189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79">Don</text:span><text:span text:style-name="T140">'t set </text:span><text:span text:style-name="T142">Root</text:span><text:span text:style-name="T140"> pass</text:span><text:span text:style-name="T141">w</text:span><text:span text:style-name="T140">ord</text:span><text:span text:style-name="T50"> </text:span><text:span text:style-name="T54">but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8"><text:span text:style-name="T51">E</text:span><text:span text:style-name="T44">nter </text:span><text:span text:style-name="Strong_20_Emphasis"><text:span text:style-name="T58">Full name of the new user</text:span></text:span><text:span text:style-name="T55"> </text:span><text:span text:style-name="T184">&lt;user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8"><text:span text:style-name="T179">Enter </text:span><text:span text:style-name="T180">User </text:span><text:span text:style-name="T181">n</text:span><text:span text:style-name="T180">ame for you</text:span><text:span text:style-name="T181">r</text:span><text:span text:style-name="T180"> account</text:span><text:span text:style-name="T49"> &lt;</text:span><text:span text:style-name="T10">USERna</text:span><text:span text:style-name="T11">me&gt;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9"><text:span text:style-name="T179">E</text:span><text:span text:style-name="T50">nter a </text:span><text:span text:style-name="Strong_20_Emphasis"><text:span text:style-name="T59">password</text:span></text:span><text:span text:style-name="T50"> twice</text:span><text:span text:style-name="T53"> </text:span><text:span text:style-name="T54">and click </text:span><text:span text:style-name="Strong_20_Emphasis"><text:span text:style-name="T60">Continue</text:span></text:span><text:span text:style-name="T54">.</text:span></text:p>
          </table:table-cell>
        </table:table-row>
      </table:table>
      <text:p text:style-name="P61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2">Finish installation</text:span></text:span><text:bookmark-end text:name="__RefNumPara__12966_2272496019"/></text:p>
        </text:list-item>
      </text:list>
      <text:p text:style-name="P25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3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7">Log in as </text:span><text:span text:style-name="T18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9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3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59"><text:span text:style-name="T64">Type: </text:span><text:span text:style-name="User_20_Entry"><text:span text:style-name="T83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4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5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5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64"><text:span text:style-name="T40">Choose</text:span><text:span text:style-name="T38"> </text:span><text:span text:style-name="Strong_20_Emphasis"><text:span text:style-name="T91">3</text:span></text:span><text:span text:style-name="T85"> </text:span><text:span text:style-name="T86">Finish installatio</text:span><text:span text:style-name="T87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8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78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3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3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29">Log in as</text:span><text:span text:style-name="T27"> </text:span><text:span text:style-name="T185">&lt;user&gt;</text:span><text:span text:style-name="T35"><text:note text:id="ftn6" text:note-class="footnote"><text:note-citation>1</text:note-citation><text:note-body><text:p text:style-name="P26"><text:span text:style-name="T101">Login any additional </text:span><text:span text:style-name="T102">users</text:span><text:span text:style-name="T103"> </text:span><text:span text:style-name="T101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5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5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2"><text:span text:style-name="T36">Type: </text:span><text:span text:style-name="User_20_Entry"><text:span text:style-name="T83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0">Choose</text:span><text:span text:style-name="T38"> </text:span><text:span text:style-name="Strong_20_Emphasis"><text:span text:style-name="T91">4</text:span></text:span><text:span text:style-name="T61"> </text:span><text:span text:style-name="T41">Set up user</text:span><text:span text:style-name="T39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80"/>
      <text:p text:style-name="P65"><text:span text:style-name="T111">End of checklist,</text:span><text:span text:style-name="T109"> </text:span><text:span text:style-name="T109"><text:user-field-get text:name="Distro">Debian</text:user-field-get></text:span><text:span text:style-name="T107"><text:s/></text:span><text:span text:style-name="T107"><text:user-field-get text:name="Version">12</text:user-field-get></text:span><text:span text:style-name="T113"><text:s/></text:span><text:span text:style-name="T114">Server</text:span><text:span text:style-name="T110"> </text:span><text:span text:style-name="T111">installation is complete.</text:span></text:p>
      <text:p text:style-name="P45"/>
      <text:p text:style-name="P43"><text:span text:style-name="T191">Written</text:span><text:span text:style-name="T192"> </text:span><text:span text:style-name="T191">by</text:span><text:span text:style-name="T192"> </text:span><text:a xlink:type="simple" xlink:href="mailto:info@karelzimmer.nl?subject=Checklist%20installation%20Linux" text:style-name="Internet_20_link" text:visited-style-name="Visited_20_Internet_20_Link"><text:span text:style-name="T198">Karel Zimmer</text:span></text:a><text:span text:style-name="T193">.</text:span></text:p>
      <text:p text:style-name="P44"><text:span text:style-name="T196">License </text:span><text:span text:style-name="T194">C</text:span><text:span text:style-name="T195">C0</text:span><text:span text:style-name="T193"> 1.0 </text:span><text:span text:style-name="T197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7"><text:s/></text:span><text:span text:style-name="T197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4-05T14:25:16.872887453">05/04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4-05T14:25:16.717354403</dc:date>
    <meta:keyword>Installatie</meta:keyword>
    <meta:keyword>Checklist</meta:keyword>
    <meta:keyword>Linux</meta:keyword>
    <meta:editing-cycles>7066</meta:editing-cycles>
    <meta:editing-duration>P12DT11H8M49S</meta:editing-duration>
    <meta:print-date>2021-03-23T20:07:57.967210640</meta:print-date>
    <dc:creator>Karel Zimmer</dc:creator>
    <meta:document-statistic meta:table-count="4" meta:image-count="2" meta:object-count="0" meta:page-count="4" meta:paragraph-count="74" meta:word-count="392" meta:character-count="2429" meta:non-whitespace-character-count="2063"/>
    <meta:user-defined meta:name="Info 1"/>
    <meta:user-defined meta:name="Info 2"/>
    <meta:user-defined meta:name="Info 3"/>
    <meta:user-defined meta:name="Info 4"/>
  </office:meta>
</office:document-meta>
</file>